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520000003F261F503B.png" manifest:media-type="image/png"/>
  <manifest:file-entry manifest:full-path="Pictures/100002010000011E0000005F61103F30.png" manifest:media-type="image/png"/>
  <manifest:file-entry manifest:full-path="Pictures/10000201000002220000019B0269E4D0.png" manifest:media-type="image/png"/>
  <manifest:file-entry manifest:full-path="Pictures/100002010000026B000002D56E2A7323.png" manifest:media-type="image/png"/>
  <manifest:file-entry manifest:full-path="Pictures/1000020100000184000001E333F600E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9cm"/>
    </style:style>
    <style:style style:name="gr2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layer="layout" svg:width="11.6cm" svg:height="7.361cm" svg:x="5.6cm" svg:y="6.139cm">
          <draw:text-box>
            <text:p>anagram/</text:p>
            <text:p><text:s text:c="2"/>bin/</text:p>
            <text:p><text:s text:c="4"/>anagram &lt;- command-line interface</text:p>
            <text:p><text:s text:c="2"/>lib/</text:p>
            <text:p><text:s text:c="4"/>anagram/</text:p>
            <text:p><text:s text:c="6"/>finder.rb</text:p>
            <text:p><text:s text:c="6"/>options.rb</text:p>
            <text:p><text:s text:c="6"/>runner.rb</text:p>
            <text:p><text:s text:c="2"/>test/</text:p>
            <text:p><text:s text:c="4"/>... various test files</text:p>
          </draw:text-box>
        </draw:frame>
        <draw:frame draw:style-name="gr2" draw:text-style-name="P1" xml:id="id13" draw:id="id13" draw:layer="layout" svg:width="10.266cm" svg:height="12.78cm" svg:x="23.334cm" svg:y="2.12cm">
          <draw:image xlink:href="Pictures/1000020100000184000001E333F600E3.png" xlink:type="simple" xlink:show="embed" xlink:actuate="onLoad">
            <text:p/>
          </draw:image>
        </draw:frame>
        <draw:frame draw:style-name="gr2" draw:text-style-name="P1" xml:id="id14" draw:id="id14" draw:layer="layout" svg:width="16.374cm" svg:height="19.178cm" svg:x="19cm" svg:y="16.4cm">
          <draw:image xlink:href="Pictures/100002010000026B000002D56E2A7323.png" xlink:type="simple" xlink:show="embed" xlink:actuate="onLoad">
            <text:p/>
          </draw:image>
        </draw:frame>
        <draw:frame draw:style-name="gr2" draw:text-style-name="P1" xml:id="id8" draw:id="id8" draw:layer="layout" svg:width="14.447cm" svg:height="10.874cm" svg:x="2.653cm" svg:y="17.526cm">
          <draw:image xlink:href="Pictures/10000201000002220000019B0269E4D0.png" xlink:type="simple" xlink:show="embed" xlink:actuate="onLoad">
            <text:p/>
          </draw:image>
        </draw:frame>
        <draw:frame draw:style-name="gr2" draw:text-style-name="P1" xml:id="id5" draw:id="id5" draw:layer="layout" svg:width="7.567cm" svg:height="2.512cm" svg:x="13.633cm" svg:y="2.5cm">
          <draw:image xlink:href="Pictures/100002010000011E0000005F61103F30.png" xlink:type="simple" xlink:show="embed" xlink:actuate="onLoad">
            <text:p/>
          </draw:image>
        </draw:frame>
        <draw:frame draw:style-name="gr2" draw:text-style-name="P1" draw:layer="layout" svg:width="8.943cm" svg:height="1.666cm" svg:x="1.757cm" svg:y="1.9cm">
          <draw:image xlink:href="Pictures/10000201000001520000003F261F503B.png" xlink:type="simple" xlink:show="embed" xlink:actuate="onLoad">
            <text:p/>
          </draw:image>
        </draw:frame>
        <draw:custom-shape draw:style-name="gr3" draw:text-style-name="P1" xml:id="id1" draw:id="id1" draw:layer="layout" svg:width="1.4cm" svg:height="0.6cm" svg:x="3.3cm" svg:y="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5cm" svg:height="0.6cm" svg:x="4.8cm" svg:y="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1.1cm" svg:height="0.6cm" svg:x="6.1cm" svg:y="8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2.6cm" svg:height="0.6cm" svg:x="6.5cm" svg:y="7.8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.3cm" svg:y1="2.2cm" svg:x2="6.1cm" svg:y2="8.8cm" draw:start-shape="id1" draw:start-glue-point="3" draw:end-shape="id2" draw:end-glue-point="3" svg:d="M3300 2200c-751 0-2151 6600 2800 6600" svg:viewBox="0 0 3573 6601">
          <text:p/>
        </draw:connector>
        <draw:connector draw:style-name="gr4" draw:text-style-name="P1" draw:layer="layout" draw:type="curve" svg:x1="6.05cm" svg:y1="2.5cm" svg:x2="7.8cm" svg:y2="7.8cm" draw:start-shape="id3" draw:start-glue-point="2" draw:end-shape="id4" draw:end-glue-point="0" svg:d="M6050 2500c0 3975 1750 1325 1750 5300" svg:viewBox="0 0 1751 5301">
          <text:p/>
        </draw:connector>
        <draw:connector draw:style-name="gr4" draw:text-style-name="P1" draw:layer="layout" draw:type="curve" svg:x1="7.8cm" svg:y1="7.8cm" svg:x2="17.416cm" svg:y2="2.5cm" draw:start-shape="id4" draw:start-glue-point="0" draw:end-shape="id5" draw:end-glue-point="0" svg:d="M7800 7800c0-8700 9616-6050 9616-5300" svg:viewBox="0 0 9617 6270">
          <text:p/>
        </draw:connector>
        <draw:custom-shape draw:style-name="gr3" draw:text-style-name="P1" xml:id="id6" draw:id="id6" draw:layer="layout" svg:width="5.3cm" svg:height="0.6cm" svg:x="13.7cm" svg:y="2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2.6cm" svg:height="0.6cm" svg:x="6.8cm" svg:y="9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2" draw:id="id12" draw:layer="layout" svg:width="3cm" svg:height="0.6cm" svg:x="6.8cm" svg:y="1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2.8cm" svg:height="0.6cm" svg:x="6.8cm" svg:y="11.3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3.7cm" svg:y1="3.2cm" svg:x2="9.6cm" svg:y2="11.6cm" draw:start-shape="id6" draw:start-glue-point="3" draw:end-shape="id7" draw:end-glue-point="1" svg:d="M13700 3200c-3075 0-1025 8400-4100 8400" svg:viewBox="0 0 4101 8401">
          <text:p/>
        </draw:connector>
        <draw:connector draw:style-name="gr4" draw:text-style-name="P1" draw:layer="layout" draw:type="curve" svg:x1="6.8cm" svg:y1="11.6cm" svg:x2="9.876cm" svg:y2="17.526cm" draw:start-shape="id7" draw:start-glue-point="3" draw:end-shape="id8" draw:end-glue-point="0" svg:d="M6800 11600c-751 0-627 1557 330 1984s2746-276 2746 3942" svg:viewBox="0 0 3564 5927">
          <text:p/>
        </draw:connector>
        <draw:custom-shape draw:style-name="gr3" draw:text-style-name="P1" xml:id="id11" draw:id="id11" draw:layer="layout" svg:width="5.6cm" svg:height="0.6cm" svg:x="2.7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5.5cm" svg:height="0.6cm" svg:x="2.7cm" svg:y="17.3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2.7cm" svg:y1="17.6cm" svg:x2="6.8cm" svg:y2="10.2cm" draw:start-shape="id9" draw:start-glue-point="3" draw:end-shape="id10" draw:end-glue-point="3" svg:d="M2700 17600c-751 0-2801-7400 4100-7400" svg:viewBox="0 0 4976 7401">
          <text:p/>
        </draw:connector>
        <draw:connector draw:style-name="gr4" draw:text-style-name="P1" draw:layer="layout" draw:type="curve" svg:x1="2.7cm" svg:y1="18.3cm" svg:x2="6.8cm" svg:y2="10.9cm" draw:start-shape="id11" draw:start-glue-point="3" draw:end-shape="id12" draw:end-glue-point="3" svg:d="M2700 18300c-751 0-2801-7400 4100-7400" svg:viewBox="0 0 4976 7401">
          <text:p/>
        </draw:connector>
        <draw:connector draw:style-name="gr4" draw:text-style-name="P1" draw:layer="layout" draw:type="curve" svg:x1="9.4cm" svg:y1="10.2cm" svg:x2="23.334cm" svg:y2="8.51cm" draw:start-shape="id10" draw:start-glue-point="1" draw:end-shape="id13" svg:d="M9400 10200c10452 0 3485-1690 13934-1690" svg:viewBox="0 0 13935 1691">
          <text:p/>
        </draw:connector>
        <draw:connector draw:style-name="gr4" draw:text-style-name="P1" draw:layer="layout" draw:type="curve" svg:x1="9.8cm" svg:y1="10.9cm" svg:x2="27.187cm" svg:y2="16.4cm" draw:start-shape="id12" draw:start-glue-point="1" draw:end-shape="id14" draw:end-glue-point="0" svg:d="M9800 10900c11592 0 17387 1833 17387 5500" svg:viewBox="0 0 17388 5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cm" fo:page-height="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8T10:54:54.592000000</meta:creation-date>
    <dc:date>2015-04-28T11:38:08.099000000</dc:date>
    <meta:editing-duration>PT12M12S</meta:editing-duration>
    <meta:editing-cycles>1</meta:editing-cycles>
    <meta:document-statistic meta:object-count="25"/>
    <meta:generator>LibreOffice/4.2.7.2$Windows_x86 LibreOffice_project/933c0aa564ec4f8883ed5732c866db48dca4dac5</meta:generator>
  </office:meta>
</office:document-meta>
</file>